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text-properties fo:font-size="10pt" style:font-size-asian="10pt" style:font-size-complex="10pt"/>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Standard" style:list-style-name="WWNum1">
      <style:paragraph-properties fo:margin-left="1.27cm" fo:margin-right="0cm" fo:margin-top="0cm" fo:margin-bottom="0cm" loext:contextual-spacing="true" fo:text-align="justify" style:justify-single-word="false" fo:text-indent="-0.635cm" style:auto-text-indent="false"/>
    </style:style>
    <style:style style:name="P4" style:family="paragraph" style:parent-style-name="Standard" style:list-style-name="WWNum2">
      <style:paragraph-properties fo:margin-left="1.27cm" fo:margin-right="0cm" fo:margin-top="0cm" fo:margin-bottom="0cm" loext:contextual-spacing="true" fo:text-align="justify" style:justify-single-word="false" fo:text-indent="-0.635cm" style:auto-text-indent="false"/>
    </style:style>
    <style:style style:name="P5" style:family="paragraph" style:parent-style-name="Standard" style:list-style-name="WWNum3">
      <style:paragraph-properties fo:margin-left="1.27cm" fo:margin-right="0cm" fo:margin-top="0cm" fo:margin-bottom="0cm" loext:contextual-spacing="true" fo:text-align="justify" style:justify-single-word="false" fo:text-indent="-0.635cm" style:auto-text-indent="false"/>
    </style:style>
    <style:style style:name="P6" style:family="paragraph" style:parent-style-name="Heading_20_2">
      <style:paragraph-properties fo:margin-top="0cm" fo:margin-bottom="0cm" loext:contextual-spacing="false" fo:text-align="justify" style:justify-single-word="false"/>
    </style:style>
    <style:style style:name="P7" style:family="paragraph" style:parent-style-name="Heading_20_1">
      <style:paragraph-properties fo:margin-top="0cm" fo:margin-bottom="0cm" loext:contextual-spacing="false" fo:text-align="justify" style:justify-single-word="false"/>
    </style:style>
    <style:style style:name="P8" style:family="paragraph" style:parent-style-name="Heading_20_1" style:master-page-name="Standard">
      <style:paragraph-properties fo:margin-top="0cm" fo:margin-bottom="0cm" loext:contextual-spacing="false" fo:text-align="justify" style:justify-single-word="false" style:page-number="1"/>
    </style:style>
    <style:style style:name="T1" style:family="text">
      <style:text-properties fo:font-size="10pt" style:font-size-asian="10pt" style:font-size-complex="10pt"/>
    </style:style>
    <style:style style:name="T2" style:family="text">
      <style:text-properties fo:font-size="10pt" style:text-underline-style="none" style:font-size-asian="10pt" style:font-size-complex="10pt"/>
    </style:style>
    <style:style style:name="T3" style:family="text">
      <style:text-properties fo:color="#1155cc" fo:font-size="10pt" style:text-underline-style="solid" style:text-underline-width="auto" style:text-underline-color="font-color"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a1cybzh97u7g"/>16/11 Choix de thèmes</text:p>
      <text:p text:style-name="P2"><text:span text:style-name="T1"/></text:p>
      <text:p text:style-name="P6"><text:bookmark text:name="_mzc39q28fqyj"/>Brainstorming</text:p>
      <text:p text:style-name="P1"/>
      <text:p text:style-name="P2"><text:span text:style-name="T1">Nous avons commencé par donner chacune plusieurs idées en vrac, sans se préoccuper des données dans un premier temps. Voici les différentes idées qui sont ressorties :</text:span></text:p>
      <text:p text:style-name="P1"/>
      <text:list xml:id="list2371022148214092494" text:style-name="WWNum1">
        <text:list-item>
          <text:p text:style-name="P3"><text:span text:style-name="T1">Destination week-end en Europe</text:span></text:p>
        </text:list-item>
        <text:list-item>
          <text:p text:style-name="P3"><text:span text:style-name="T1">Utilisation des transports lyonnais en fonction de la météo (zoom vélov)</text:span></text:p>
        </text:list-item>
        <text:list-item>
          <text:p text:style-name="P3"><text:span text:style-name="T1">Réseau de covoiturage en France sur une date particulière (ex. 24 décembre)</text:span></text:p>
        </text:list-item>
        <text:list-item>
          <text:p text:style-name="P3"><text:span text:style-name="T1">Réseau de covoiturage maison-travail dans la région lyonnaise</text:span></text:p>
        </text:list-item>
        <text:list-item>
          <text:p text:style-name="P3"><text:span text:style-name="T1">Choix écologique ou non des transports maison-travail en Europe occidentale</text:span></text:p>
        </text:list-item>
        <text:list-item>
          <text:p text:style-name="P3"><text:span text:style-name="T1">Comparatif de la desserte des villes (transports en commun)</text:span></text:p>
        </text:list-item>
        <text:list-item>
          <text:p text:style-name="P3"><text:span text:style-name="T1">Comparatif des types de transports en terme d’accident</text:span></text:p>
        </text:list-item>
        <text:list-item>
          <text:p text:style-name="P3"><text:span text:style-name="T1">Carte de disparition des avions</text:span></text:p>
        </text:list-item>
        <text:list-item>
          <text:p text:style-name="P3"><text:span text:style-name="T1">Utilisation autoroute/RN en France</text:span></text:p>
        </text:list-item>
        <text:list-item>
          <text:p text:style-name="P3"><text:span text:style-name="T1">Réseau de transports de cannabis dans le monde</text:span></text:p>
        </text:list-item>
        <text:list-item>
          <text:p text:style-name="P3"><text:span text:style-name="T1">Distraction homme/femme en voiture</text:span></text:p>
        </text:list-item>
      </text:list>
      <text:p text:style-name="P1"/>
      <text:p text:style-name="P2"><text:span text:style-name="T1">Nous nous sommes ensuite attribuées cinq points chacune à dispatcher sur les différents sujets, dans la limite de deux points pour un sujet.</text:span></text:p>
      <text:p text:style-name="P2"><text:span text:style-name="T1"/></text:p>
      <text:p text:style-name="P6"><text:bookmark text:name="_ev9gpr1b2kjh"/>Elagage</text:p>
      <text:p text:style-name="P1"/>
      <text:p text:style-name="P2"><text:span text:style-name="T1">Nous avons gardé une liste réduite et ordonnées de sujets en fonction des points que nous avons attribués :</text:span></text:p>
      <text:p text:style-name="P1"/>
      <text:list xml:id="list1237385914978005033" text:style-name="WWNum2">
        <text:list-item>
          <text:p text:style-name="P4"><text:span text:style-name="T1">Réseau de covoiturage en France sur une date particulière (ex. 24 décembre)</text:span></text:p>
        </text:list-item>
        <text:list-item>
          <text:p text:style-name="P4"><text:span text:style-name="T1">Comparatif des types de transports en terme d’accident</text:span></text:p>
        </text:list-item>
        <text:list-item>
          <text:p text:style-name="P4"><text:span text:style-name="T1">Distraction homme/femme en voiture</text:span></text:p>
        </text:list-item>
      </text:list>
      <text:p text:style-name="P1"/>
      <text:p text:style-name="P2"><text:span text:style-name="T1">Puis nous avons éliminé progressivement les sujets en se concentrant sur ceux ayant un potentiel de données intéressant. Finalement nous n’avons gardé que le deuxième :</text:span></text:p>
      <text:p text:style-name="P1"/>
      <text:p text:style-name="P2"><text:span text:style-name="T1">Comparatif des types de transports en terme d’accident</text:span></text:p>
      <text:p text:style-name="P2"><text:span text:style-name="T1"/></text:p>
      <text:p text:style-name="P6"><text:bookmark text:name="_r5gyz42nd6wf"/>Affinage de l’idée</text:p>
      <text:p text:style-name="P1"/>
      <text:p text:style-name="P2"><text:span text:style-name="T1">Le sujet étant un peu large, nous avons décidé de de l’affiner pour faire une représentation géographique des accidents de voiture.</text:span></text:p>
      <text:p text:style-name="P1"/>
      <text:p text:style-name="P2"><text:span text:style-name="T1">Nous avons ensuite recherché les données dont nous pouvions disposer librement, et nous avons trouvé sur le site data.gouv.fr une base de donnée des accidents de la circulation en France :</text:span></text:p>
      <text:p text:style-name="P2"><text:a xlink:type="simple" xlink:href="https://www.data.gouv.fr/fr/datasets/base-de-donnees-accidents-corporels-de-la-circulation" text:style-name="Internet_20_link" text:visited-style-name="Visited_20_Internet_20_Link"><text:span text:style-name="T3">https://www.data.gouv.fr/fr/datasets/base-de-donnees-accidents-corporels-de-la-circulation</text:span></text:a></text:p>
      <text:p text:style-name="P1"/>
      <text:p text:style-name="P2"><text:span text:style-name="T1">Une description de ces données est disponible :</text:span></text:p>
      <text:p text:style-name="P2"><text:a xlink:type="simple" xlink:href="https://www.data.gouv.fr/s/resources/base-de-donnees-accidents-corporels-de-la-circulation/20170915-155209/Description_des_bases_de_donnees_ONISR_-Annees_2005_a_2016.pdf" text:style-name="Internet_20_link" text:visited-style-name="Visited_20_Internet_20_Link"><text:span text:style-name="T3">https://www.data.gouv.fr/s/resources/base-de-donnees-accidents-corporels-de-la-circulation/20170915-155209/Description_des_bases_de_donnees_ONISR_-Annees_2005_a_2016.pdf</text:span></text:a></text:p>
      <text:p text:style-name="P1"/>
      <text:p text:style-name="P2"><text:span text:style-name="T1">De nombreux paramètres sont à disposition, ce qui permet d’imaginer plusieurs représentations assez différentes.</text:span></text:p>
      <text:p text:style-name="P1"/>
      <text:p text:style-name="P7"><text:bookmark text:name="_54ichptau77y"/>20/11 Choix de représentations</text:p>
      <text:p text:style-name="P1"/>
      <text:p text:style-name="P2"><text:span text:style-name="T1">Pour proposer plusieurs représentations possibles, nous avons réfléchi à ce que nous pouvions montrer.</text:span></text:p>
      <text:p text:style-name="P1"/>
      <text:list xml:id="list4495263703936934732" text:style-name="WWNum3">
        <text:list-item>
          <text:p text:style-name="P5"><text:span text:style-name="T1">Représentation géographique</text:span></text:p>
        </text:list-item>
      </text:list>
      <text:p text:style-name="P1"/>
      <text:p text:style-name="P2"><text:soft-page-break/><text:span text:style-name="T1">Avec une carte, nous pouvons représenter les points chauds géographiques des lieux d’accidents en France, avec un découpage au niveau départemental. Le graphique sera interactif et un zoom sera possible sur un département, pour afficher au survol une répartition des types de véhicules impactés.</text:span></text:p>
      <text:p text:style-name="P1"/>
      <text:list xml:id="list171313474416303" text:continue-numbering="true" text:style-name="WWNum3">
        <text:list-item>
          <text:p text:style-name="P5"><text:span text:style-name="T1">Représentation par sexe</text:span></text:p>
        </text:list-item>
      </text:list>
      <text:p text:style-name="P1"/>
      <text:p text:style-name="P2"><text:span text:style-name="T1">Nous pouvons représenter les données d’un autre point de vue, celui du sexe. Nous aurions la répartition des accidents pour les hommes et les femmes, avec différents stades de gravité des accidents, et avec un focus sur la répartition des accidents par âge.</text:span></text:p>
      <text:p text:style-name="P1"/>
      <text:list xml:id="list171312928352875" text:continue-numbering="true" text:style-name="WWNum3">
        <text:list-item>
          <text:p text:style-name="P5"><text:span text:style-name="T1">Représentation par type de véhicule</text:span></text:p>
        </text:list-item>
      </text:list>
      <text:p text:style-name="P1"/>
      <text:p text:style-name="P2"><text:span text:style-name="T1">Nous pouvons représenter la répartition des accidents par véhicules, par exemple voiture/voiture, voiture/piéton, voiture/moto, moto/bus, etc…, puis faire un focus sur la répartition des gravités d’accident, sexe, etc.</text:span></text:p>
      <text:p text:style-name="P1"/>
      <text:p text:style-name="P1"/>
      <text:p text:style-name="P2"><text:span text:style-name="T1">Nous avons esquissé ces trois types de représentation pour avoir une idée générale des différentes informations que nous voulons montrer. Voir les scans dans le dépôt git.</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399cm" fo:margin-bottom="1.399cm" fo:margin-left="1.399cm" fo:margin-right="1.399cm" fo:background-color="#ffffff" style:writing-mode="lr-tb" style:layout-grid-color="#c0c0c0" style:layout-grid-lines="26902"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1T17:13:12.383602773</dc:date>
    <meta:editing-duration>PT29S</meta:editing-duration>
    <meta:editing-cycles>1</meta:editing-cycles>
    <meta:document-statistic meta:table-count="0" meta:image-count="0" meta:object-count="0" meta:page-count="2" meta:paragraph-count="38" meta:word-count="482" meta:character-count="3347" meta:non-whitespace-character-count="2920"/>
    <meta:generator>LibreOffice/5.1.6.2$Linux_X86_64 LibreOffice_project/10m0$Build-2</meta:generator>
  </office:meta>
</office:document-meta>
</file>